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">
        <style:list-level-properties text:space-before="0in" text:min-label-width="0.25in"/>
        <style:text-properties style:font-name="Wingdings"/>
      </text:list-level-style-bullet>
      <text:list-level-style-bullet text:level="2" text:style-name="WW_CharLFO2LVL2" text:bullet-char="">
        <style:list-level-properties text:space-before="0.25in" text:min-label-width="0.25in"/>
        <style:text-properties style:font-name="Wingdings"/>
      </text:list-level-style-bullet>
      <text:list-level-style-bullet text:level="3" text:style-name="WW_CharLFO2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2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2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">
        <style:list-level-properties text:space-before="0in" text:min-label-width="0.25in"/>
        <style:text-properties style:font-name="Wingdings"/>
      </text:list-level-style-bullet>
      <text:list-level-style-bullet text:level="2" text:style-name="WW_CharLFO3LVL2" text:bullet-char="">
        <style:list-level-properties text:space-before="0.25in" text:min-label-width="0.25in"/>
        <style:text-properties style:font-name="Wingdings"/>
      </text:list-level-style-bullet>
      <text:list-level-style-bullet text:level="3" text:style-name="WW_CharLFO3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">
        <style:list-level-properties text:space-before="0in" text:min-label-width="0.25in"/>
        <style:text-properties style:font-name="Wingdings"/>
      </text:list-level-style-bullet>
      <text:list-level-style-bullet text:level="2" text:style-name="WW_CharLFO4LVL2" text:bullet-char="">
        <style:list-level-properties text:space-before="0.25in" text:min-label-width="0.25in"/>
        <style:text-properties style:font-name="Wingdings"/>
      </text:list-level-style-bullet>
      <text:list-level-style-bullet text:level="3" text:style-name="WW_CharLFO4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4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4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4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4LVL9" text:bullet-char="">
        <style:list-level-properties text:space-before="2in" text:min-label-width="0.25in"/>
        <style:text-properties style:font-name="Symbol"/>
      </text:list-level-style-bullet>
    </text:list-style>
    <style:style style:name="P1" style:parent-style-name="Akapitzlistą" style:master-page-name="MP0" style:list-style-name="LFO1" style:family="paragraph">
      <style:paragraph-properties fo:break-before="page" fo:margin-bottom="0in"/>
      <style:text-properties fo:font-weight="bold" style:font-weight-asian="bold" fo:font-size="12pt" style:font-size-asian="12pt" style:font-size-complex="13pt"/>
    </style:style>
    <style:style style:name="P9" style:parent-style-name="Akapitzlistą" style:family="paragraph">
      <style:paragraph-properties fo:text-align="justify" fo:margin-bottom="0in"/>
      <style:text-properties fo:font-size="12pt" style:font-size-asian="12pt" style:font-size-complex="13pt"/>
    </style:style>
    <style:style style:name="P10" style:parent-style-name="Akapitzlistą" style:family="paragraph">
      <style:paragraph-properties fo:text-align="justify" fo:margin-bottom="0in"/>
      <style:text-properties fo:font-size="12pt" style:font-size-asian="12pt" style:font-size-complex="13pt"/>
    </style:style>
    <style:style style:name="P11" style:parent-style-name="Akapitzlistą" style:list-style-name="LFO1" style:family="paragraph">
      <style:paragraph-properties fo:text-align="justify" fo:margin-bottom="0in"/>
      <style:text-properties fo:font-weight="bold" style:font-weight-asian="bold" fo:font-size="12pt" style:font-size-asian="12pt" style:font-size-complex="13pt"/>
    </style:style>
    <style:style style:name="P12" style:parent-style-name="Akapitzlistą" style:family="paragraph">
      <style:paragraph-properties fo:text-align="justify" fo:margin-bottom="0in"/>
      <style:text-properties fo:font-style="italic" style:font-style-asian="italic" fo:font-size="12pt" style:font-size-asian="12pt" style:font-size-complex="13pt"/>
    </style:style>
    <style:style style:name="P13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14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15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16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17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18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19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20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21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22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23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24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25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26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27" style:parent-style-name="Akapitzlistą" style:list-style-name="LFO3" style:family="paragraph">
      <style:paragraph-properties fo:text-align="justify" fo:margin-bottom="0in"/>
      <style:text-properties fo:letter-spacing="-0.0069in" fo:font-size="12pt" style:font-size-asian="12pt" style:font-size-complex="13pt"/>
    </style:style>
    <style:style style:name="P28" style:parent-style-name="Akapitzlistą" style:list-style-name="LFO3" style:family="paragraph">
      <style:paragraph-properties fo:text-align="justify" fo:margin-bottom="0in"/>
      <style:text-properties fo:letter-spacing="-0.0069in" fo:font-size="12pt" style:font-size-asian="12pt" style:font-size-complex="13pt"/>
    </style:style>
    <style:style style:name="P29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30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31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32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33" style:parent-style-name="Akapitzlistą" style:list-style-name="LFO3" style:family="paragraph">
      <style:paragraph-properties fo:text-align="justify" fo:margin-bottom="0in"/>
      <style:text-properties fo:letter-spacing="-0.0055in" fo:font-size="12pt" style:font-size-asian="12pt" style:font-size-complex="13pt"/>
    </style:style>
    <style:style style:name="P34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35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36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37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38" style:parent-style-name="Akapitzlistą" style:list-style-name="LFO3" style:family="paragraph">
      <style:paragraph-properties fo:text-align="justify" fo:margin-bottom="0in"/>
      <style:text-properties fo:letter-spacing="-0.0041in" fo:font-size="12pt" style:font-size-asian="12pt" style:font-size-complex="13pt"/>
    </style:style>
    <style:style style:name="P39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40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41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42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43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44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45" style:parent-style-name="Akapitzlistą" style:list-style-name="LFO3" style:family="paragraph">
      <style:paragraph-properties fo:text-align="justify" fo:margin-bottom="0in"/>
      <style:text-properties fo:letter-spacing="-0.0083in" fo:font-size="12pt" style:font-size-asian="12pt" style:font-size-complex="13pt"/>
    </style:style>
    <style:style style:name="P46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47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48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49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50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51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52" style:parent-style-name="Akapitzlistą" style:list-style-name="LFO3" style:family="paragraph">
      <style:paragraph-properties fo:text-align="justify" fo:margin-bottom="0in"/>
      <style:text-properties fo:font-size="12pt" style:font-size-asian="12pt" style:font-size-complex="13pt"/>
    </style:style>
    <style:style style:name="P53" style:parent-style-name="Normalny" style:family="paragraph">
      <style:paragraph-properties fo:text-align="justify" fo:margin-bottom="0in"/>
      <style:text-properties fo:font-size="12pt" style:font-size-asian="12pt" style:font-size-complex="13pt"/>
    </style:style>
    <style:style style:name="P54" style:parent-style-name="Normalny" style:family="paragraph">
      <style:paragraph-properties fo:text-align="justify" fo:margin-bottom="0in" fo:margin-left="0.4916in">
        <style:tab-stops/>
      </style:paragraph-properties>
      <style:text-properties fo:font-style="italic" style:font-style-asian="italic" fo:font-size="12pt" style:font-size-asian="12pt" style:font-size-complex="13pt"/>
    </style:style>
    <style:style style:name="P55" style:parent-style-name="Akapitzlistą" style:list-style-name="LFO4" style:family="paragraph">
      <style:paragraph-properties fo:text-align="justify" fo:margin-bottom="0in"/>
      <style:text-properties fo:font-size="12pt" style:font-size-asian="12pt" style:font-size-complex="13pt"/>
    </style:style>
    <style:style style:name="P56" style:parent-style-name="Akapitzlistą" style:list-style-name="LFO4" style:family="paragraph">
      <style:paragraph-properties fo:text-align="justify" fo:margin-bottom="0in"/>
      <style:text-properties fo:font-size="12pt" style:font-size-asian="12pt" style:font-size-complex="13pt"/>
    </style:style>
    <style:style style:name="P57" style:parent-style-name="Akapitzlistą" style:list-style-name="LFO4" style:family="paragraph">
      <style:paragraph-properties fo:text-align="justify" fo:margin-bottom="0in"/>
      <style:text-properties fo:font-size="12pt" style:font-size-asian="12pt" style:font-size-complex="13pt"/>
    </style:style>
    <style:style style:name="P58" style:parent-style-name="Akapitzlistą" style:list-style-name="LFO4" style:family="paragraph">
      <style:paragraph-properties fo:text-align="justify" fo:margin-bottom="0in"/>
      <style:text-properties fo:font-size="12pt" style:font-size-asian="12pt" style:font-size-complex="13pt"/>
    </style:style>
    <style:style style:name="P59" style:parent-style-name="Akapitzlistą" style:list-style-name="LFO4" style:family="paragraph">
      <style:paragraph-properties fo:text-align="justify" fo:margin-bottom="0in"/>
      <style:text-properties fo:font-size="12pt" style:font-size-asian="12pt" style:font-size-complex="13pt"/>
    </style:style>
    <style:style style:name="P60" style:parent-style-name="Akapitzlistą" style:list-style-name="LFO4" style:family="paragraph">
      <style:paragraph-properties fo:text-align="justify" fo:margin-bottom="0in"/>
      <style:text-properties fo:font-size="12pt" style:font-size-asian="12pt" style:font-size-complex="13pt"/>
    </style:style>
    <style:style style:name="P61" style:parent-style-name="Akapitzlistą" style:list-style-name="LFO4" style:family="paragraph">
      <style:paragraph-properties fo:text-align="justify" fo:margin-bottom="0in"/>
    </style:style>
    <style:style style:name="T62" style:parent-style-name="Domyślnaczcionkaakapitu" style:family="text">
      <style:text-properties fo:font-size="12pt" style:font-size-asian="12pt" style:font-size-complex="13pt"/>
    </style:style>
  </office:automatic-styles>
  <office:body>
    <office:text text:use-soft-page-breaks="true">
      <text:list text:style-name="LFO1" text:continue-numbering="true">
        <text:list-item>
          <text:p text:style-name="P1">Tematyka Bazy.</text:p>
        </text:list-item>
      </text:list>
      <text:p text:style-name="P9">Tematem bazy danych jest organizacja rozgrywek piłkarskich na podstawie III ligi z sezonu 2013/2014 grupa pomorsko-zachodniopomorska. Baza zawiera listę sędziów, trenerów, zawodników, klubów, stadionów oraz meczy. Celem bazy jest ułatwienie w archiwizowaniu zmagań w lidze piłkarskiej i późniejszym rozstrzygnięciu, które drużyny spadają z ligi, które zostają na kolejny sezon oraz które będą cieszyć się awansem do drugiej ligi.</text:p>
      <text:p text:style-name="P10"/>
      <text:list text:style-name="LFO1" text:continue-numbering="true">
        <text:list-item>
          <text:p text:style-name="P11">Struktura Bazy Danych.</text:p>
        </text:list-item>
      </text:list>
      <text:p text:style-name="P12">Encje:</text:p>
      <text:list text:style-name="LFO3" text:continue-numbering="true">
        <text:list-item>
          <text:list>
            <text:list-item>
              <text:list>
                <text:list-item>
                  <text:p text:style-name="P13">Sędziowie (ID, Imię, Nazwisko, region, licencja)</text:p>
                  <text:list text:continue-numbering="true">
                    <text:list-item>
                      <text:p text:style-name="P14">ID<text:s/>– generowany automatycznie w trakcie dodawania kolejnego sędziego,</text:p>
                    </text:list-item>
                    <text:list-item>
                      <text:p text:style-name="P15">Imię – atrybut wymagany, ponieważ każdy sędzia musi mieć swoje imię,</text:p>
                    </text:list-item>
                    <text:list-item>
                      <text:p text:style-name="P16">Nazwisko -<text:s/>atrybut wymagany, ponieważ każdy sędzia musi mieć swoje nazwisko,</text:p>
                    </text:list-item>
                    <text:list-item>
                      <text:p text:style-name="P17">Region – atrybut nie wymagany, gdyż nie jest tak istotny jak pozostałe,<text:s/></text:p>
                    </text:list-item>
                    <text:list-item>
                      <text:p text:style-name="P18">Licencja – atrybut wymagany, ponieważ potwierdza kwalifikacje sędziego.</text:p>
                    </text:list-item>
                  </text:list>
                </text:list-item>
                <text:list-item>
                  <text:p text:style-name="P19">Trenerzy (ID, Imię, Nazwisko, licencja)</text:p>
                  <text:list text:continue-numbering="true">
                    <text:list-item>
                      <text:p text:style-name="P20">ID – generowany automatycznie w trakcie dodawania kolejnego trenera,</text:p>
                    </text:list-item>
                    <text:list-item>
                      <text:p text:style-name="P21">Imię – atrybut wymagany,<text:s/>ponieważ każdy<text:s/>trener<text:s/>musi mieć swoje<text:s/>imię,</text:p>
                    </text:list-item>
                    <text:list-item>
                      <text:p text:style-name="P22">Nazwisko – atrybut wymagany, ponieważ każdy trener<text:s/>musi mieć swoje<text:s/>nazwisko,</text:p>
                    </text:list-item>
                    <text:list-item>
                      <text:p text:style-name="P23">Licencja – atrybut wymagany, ponieważ potwierdza kwalifikację trenera.</text:p>
                    </text:list-item>
                  </text:list>
                </text:list-item>
                <text:list-item>
                  <text:p text:style-name="P24">Zawodnicy (ID, Imię, Nazwisko, telefon, klub)</text:p>
                  <text:list text:continue-numbering="true">
                    <text:list-item>
                      <text:p text:style-name="P25">ID – generowany automatycznie w trakcie dodawania kolejnego zawodnika,</text:p>
                    </text:list-item>
                    <text:list-item>
                      <text:p text:style-name="P26">Imię – atrybut wymagany,<text:s/>ponieważ każdy<text:s/>zawodnik<text:s/>musi mieć swoje<text:s/>imię,</text:p>
                    </text:list-item>
                    <text:list-item>
                      <text:p text:style-name="P27">Nazwisko – atrybut wymagany, ponieważ każdy zawodnik musi mieć swoje nazwisko,</text:p>
                    </text:list-item>
                    <text:list-item>
                      <text:p text:style-name="P28">Telefon – atrybut nie wymagany, gdyż nie każdy musi udostępniać swojego numeru telefonu,</text:p>
                    </text:list-item>
                    <text:list-item>
                      <text:p text:style-name="P29">Klub – klucz obcy do tabeli klub, wskazujący na nazwę klubu.</text:p>
                    </text:list-item>
                  </text:list>
                </text:list-item>
                <text:list-item>
                  <text:p text:style-name="P30">Kluby (ID, nazwa, strona, telefon, miasto, ulica, numer, trener, stadion)</text:p>
                  <text:list text:continue-numbering="true">
                    <text:list-item>
                      <text:p text:style-name="P31">ID – generowany automatycznie w trakcie dodawania kolejnego<text:s/>klubu,</text:p>
                    </text:list-item>
                    <text:list-item>
                      <text:p text:style-name="P32">Nazwa – atrybut wymagany, każdy klub musi mieć swoją identyfikującą nazwę ,</text:p>
                    </text:list-item>
                    <text:list-item>
                      <text:p text:style-name="P33">Strona – atrybut nie wymagany, nie ma konieczności prowadzenia strony przez <text:s/>każdy klub,</text:p>
                    </text:list-item>
                    <text:list-item>
                      <text:p text:style-name="P34">Telefon – atrybut wymagany ze względu na konieczność kontaktu z klubem,</text:p>
                    </text:list-item>
                    <text:list-item>
                      <text:p text:style-name="P35">Miasto – atrybut wymagany, ponieważ klub musi się znajdować w którejś z miejscowości, ponadto<text:s/>miasto jest integralną częścią nazwy klubu,</text:p>
                    </text:list-item>
                    <text:list-item>
                      <text:p text:style-name="P36">Ulica – atrybut wymagany, konieczny do korespondencji,</text:p>
                    </text:list-item>
                    <text:list-item>
                      <text:p text:style-name="P37">Numer – nie<text:s/>wymagany,</text:p>
                    </text:list-item>
                    <text:list-item>
                      <text:p text:style-name="P38">Stadion – klucz obcy do tabeli stadion do klucza ID, każdy klub musi mieć swój „dom”.</text:p>
                    </text:list-item>
                  </text:list>
                </text:list-item>
                <text:list-item>
                  <text:p text:style-name="P39">Stadion (ID, pojemność, miasto, ulica, numer, klub)</text:p>
                  <text:list text:continue-numbering="true">
                    <text:list-item>
                      <text:p text:style-name="P40">ID – generowany automatycznie w trakcie dodawania kolejnego<text:s/>stadionu,</text:p>
                    </text:list-item>
                    <text:list-item>
                      <text:p text:style-name="P41">Pojemność – atrybut konieczny ze względu na określenie ilości kibiców,</text:p>
                    </text:list-item>
                    <text:list-item>
                      <text:p text:style-name="P42">Miasto – atrybut wymagany, stadion musi być gdzieś ulokowany,</text:p>
                    </text:list-item>
                    <text:list-item>
                      <text:p text:style-name="P43">Ulica – atrybut wymagany, konieczny do korespondencji,</text:p>
                    </text:list-item>
                    <text:list-item>
                      <text:p text:style-name="P44">Numer – nie wymagany,</text:p>
                    </text:list-item>
                    <text:list-item>
                      <text:p text:style-name="P45">Klub – klucz obcy do tabeli Klub do klucza Nazwa, każdy stadion musi mieć swojego opiekuna.</text:p>
                    </text:list-item>
                  </text:list>
                </text:list-item>
                <text:list-item>
                  <text:p text:style-name="P46">Mecz (ID, data, godzina, gospodarz, gość,<text:s/>sędzia)</text:p>
                  <text:list text:continue-numbering="true">
                    <text:list-item>
                      <text:p text:style-name="P47">ID – generowany automatycznie w trakcie dodawania kolejnego meczu,</text:p>
                    </text:list-item>
                    <text:list-item>
                      <text:p text:style-name="P48">Data – atrybut wymagany, mecz musi mieć jakieś odniesienie w czasie,</text:p>
                    </text:list-item>
                    <text:list-item>
                      <text:p text:style-name="P49">Godzina – atrybut wymagany, konieczny ze względów organizacyjnych,</text:p>
                    </text:list-item>
                    <text:list-item>
                      <text:p text:style-name="P50">Gospodarz – klucz obcy do tabeli<text:s/>Klub do klucza Nazwa,</text:p>
                    </text:list-item>
                    <text:list-item>
                      <text:p text:style-name="P51">Gość – klucz obcy do tabeli Klub do klucza Nazwa,</text:p>
                    </text:list-item>
                    <text:list-item>
                      <text:p text:style-name="P52">Sędzia – klucz obcy do tabeli Sędzia do klucza Nazwisko.</text:p>
                    </text:list-item>
                  </text:list>
                </text:list-item>
              </text:list>
            </text:list-item>
          </text:list>
        </text:list-item>
      </text:list>
      <text:p text:style-name="P53"/>
      <text:p text:style-name="P54">Związki encji:</text:p>
      <text:list text:style-name="LFO4" text:continue-numbering="true">
        <text:list-item>
          <text:list>
            <text:list-item>
              <text:list>
                <text:list-item>
                  <text:p text:style-name="P55">Sędzia &lt;sędziuję&gt; mecz.</text:p>
                </text:list-item>
                <text:list-item>
                  <text:p text:style-name="P56">Klub &lt;jest gospodarzem&gt; meczu.</text:p>
                </text:list-item>
                <text:list-item>
                  <text:p text:style-name="P57">Klub &lt;jest gościem&gt; meczu.</text:p>
                </text:list-item>
                <text:list-item>
                  <text:p text:style-name="P58">Zawodnik &lt;gra w&gt; meczu.</text:p>
                </text:list-item>
                <text:list-item>
                  <text:p text:style-name="P59">Zawodnik &lt;gra w&gt; klubie.</text:p>
                </text:list-item>
                <text:list-item>
                  <text:p text:style-name="P60">Trener &lt;prowadzi&gt; klub.</text:p>
                </text:list-item>
                <text:list-item>
                  <text:p text:style-name="P61"><text:span text:style-name="T62">Klub &lt;gra na&gt; stadionie.</text:span>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l" fo:country="PL" style:language-asian="en" style:country-asian="US" style:language-complex="ar" style:country-complex="SA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Akapitzlistą" style:display-name="Akapit z listą" style:family="paragraph" style:parent-style-name="Normalny">
      <style:paragraph-properties fo:margin-left="0.5in">
        <style:tab-stops/>
      </style:paragraph-properties>
      <style:text-properties fo:hyphenate="false"/>
    </style:style>
    <style:style style:name="Nagłówek" style:display-name="Nagłówek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NagłówekZnak" style:display-name="Nagłówek Znak" style:family="text" style:parent-style-name="Domyślnaczcionkaakapitu"/>
    <style:style style:name="Stopka" style:display-name="Stopka" style:family="paragraph" style:parent-style-name="Normalny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StopkaZnak" style:display-name="Stopka Znak" style:family="text" style:parent-style-name="Domyślnaczcionkaakapitu"/>
    <style:style style:name="Tekstdymka" style:display-name="Tekst dymka" style:family="paragraph" style:parent-style-name="Normalny">
      <style:paragraph-properties fo:margin-bottom="0in" fo:line-height="100%"/>
      <style:text-properties style:font-name="Tahoma" style:font-name-complex="Tahoma" fo:font-size="8pt" style:font-size-asian="8pt" style:font-size-complex="8pt" fo:hyphenate="false"/>
    </style:style>
    <style:style style:name="TekstdymkaZnak" style:display-name="Tekst dymka Znak" style:family="text" style:parent-style-name="Domyślnaczcionkaakapitu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/>
    </style:style>
    <style:style style:name="WW_CharLFO2LVL2" style:family="text">
      <style:text-properties style:font-name="Wingdings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Symbol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Wingdings"/>
    </style:style>
    <style:style style:name="WW_CharLFO2LVL8" style:family="text">
      <style:text-properties style:font-name="Symbol"/>
    </style:style>
    <style:style style:name="WW_CharLFO2LVL9" style:family="text">
      <style:text-properties style:font-name="Symbol"/>
    </style:style>
    <style:style style:name="WW_CharLFO3LVL1" style:family="text">
      <style:text-properties style:font-name="Wingdings"/>
    </style:style>
    <style:style style:name="WW_CharLFO3LVL2" style:family="text">
      <style:text-properties style:font-name="Wingdings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Symbol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Wingdings"/>
    </style:style>
    <style:style style:name="WW_CharLFO3LVL8" style:family="text">
      <style:text-properties style:font-name="Symbol"/>
    </style:style>
    <style:style style:name="WW_CharLFO3LVL9" style:family="text">
      <style:text-properties style:font-name="Symbol"/>
    </style:style>
    <style:style style:name="WW_CharLFO4LVL1" style:family="text">
      <style:text-properties style:font-name="Wingdings"/>
    </style:style>
    <style:style style:name="WW_CharLFO4LVL2" style:family="text">
      <style:text-properties style:font-name="Wingdings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Symbol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Wingdings"/>
    </style:style>
    <style:style style:name="WW_CharLFO4LVL8" style:family="text">
      <style:text-properties style:font-name="Symbol"/>
    </style:style>
    <style:style style:name="WW_CharLFO4LVL9" style:family="text">
      <style:text-properties style:font-name="Symbol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in" text:min-label-width="0.125in"/>
      </text:list-level-style-number>
    </text:list-style>
    <text:list-style style:name="LFO2">
      <text:list-level-style-bullet text:level="1" text:style-name="WW_CharLFO2LVL1" text:bullet-char="">
        <style:list-level-properties text:space-before="0in" text:min-label-width="0.25in"/>
        <style:text-properties style:font-name="Wingdings"/>
      </text:list-level-style-bullet>
      <text:list-level-style-bullet text:level="2" text:style-name="WW_CharLFO2LVL2" text:bullet-char="">
        <style:list-level-properties text:space-before="0.25in" text:min-label-width="0.25in"/>
        <style:text-properties style:font-name="Wingdings"/>
      </text:list-level-style-bullet>
      <text:list-level-style-bullet text:level="3" text:style-name="WW_CharLFO2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2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2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2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2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2LVL9" text:bullet-char="">
        <style:list-level-properties text:space-before="2in" text:min-label-width="0.25in"/>
        <style:text-properties style:font-name="Symbol"/>
      </text:list-level-style-bullet>
    </text:list-style>
    <text:list-style style:name="LFO3">
      <text:list-level-style-bullet text:level="1" text:style-name="WW_CharLFO3LVL1" text:bullet-char="">
        <style:list-level-properties text:space-before="0in" text:min-label-width="0.25in"/>
        <style:text-properties style:font-name="Wingdings"/>
      </text:list-level-style-bullet>
      <text:list-level-style-bullet text:level="2" text:style-name="WW_CharLFO3LVL2" text:bullet-char="">
        <style:list-level-properties text:space-before="0.25in" text:min-label-width="0.25in"/>
        <style:text-properties style:font-name="Wingdings"/>
      </text:list-level-style-bullet>
      <text:list-level-style-bullet text:level="3" text:style-name="WW_CharLFO3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3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3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3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3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3LVL9" text:bullet-char="">
        <style:list-level-properties text:space-before="2in" text:min-label-width="0.25in"/>
        <style:text-properties style:font-name="Symbol"/>
      </text:list-level-style-bullet>
    </text:list-style>
    <text:list-style style:name="LFO4">
      <text:list-level-style-bullet text:level="1" text:style-name="WW_CharLFO4LVL1" text:bullet-char="">
        <style:list-level-properties text:space-before="0in" text:min-label-width="0.25in"/>
        <style:text-properties style:font-name="Wingdings"/>
      </text:list-level-style-bullet>
      <text:list-level-style-bullet text:level="2" text:style-name="WW_CharLFO4LVL2" text:bullet-char="">
        <style:list-level-properties text:space-before="0.25in" text:min-label-width="0.25in"/>
        <style:text-properties style:font-name="Wingdings"/>
      </text:list-level-style-bullet>
      <text:list-level-style-bullet text:level="3" text:style-name="WW_CharLFO4LVL3" text:bullet-char="">
        <style:list-level-properties text:space-before="0.5in" text:min-label-width="0.25in"/>
        <style:text-properties style:font-name="Wingdings"/>
      </text:list-level-style-bullet>
      <text:list-level-style-bullet text:level="4" text:style-name="WW_CharLFO4LVL4" text:bullet-char="">
        <style:list-level-properties text:space-before="0.75in" text:min-label-width="0.25in"/>
        <style:text-properties style:font-name="Symbol"/>
      </text:list-level-style-bullet>
      <text:list-level-style-bullet text:level="5" text:style-name="WW_CharLFO4LVL5" text:bullet-char="">
        <style:list-level-properties text:space-before="1in" text:min-label-width="0.25in"/>
        <style:text-properties style:font-name="Symbol"/>
      </text:list-level-style-bullet>
      <text:list-level-style-bullet text:level="6" text:style-name="WW_CharLFO4LVL6" text:bullet-char="">
        <style:list-level-properties text:space-before="1.25in" text:min-label-width="0.25in"/>
        <style:text-properties style:font-name="Wingdings"/>
      </text:list-level-style-bullet>
      <text:list-level-style-bullet text:level="7" text:style-name="WW_CharLFO4LVL7" text:bullet-char="">
        <style:list-level-properties text:space-before="1.5in" text:min-label-width="0.25in"/>
        <style:text-properties style:font-name="Wingdings"/>
      </text:list-level-style-bullet>
      <text:list-level-style-bullet text:level="8" text:style-name="WW_CharLFO4LVL8" text:bullet-char="">
        <style:list-level-properties text:space-before="1.75in" text:min-label-width="0.25in"/>
        <style:text-properties style:font-name="Symbol"/>
      </text:list-level-style-bullet>
      <text:list-level-style-bullet text:level="9" text:style-name="WW_CharLFO4LVL9" text:bullet-char="">
        <style:list-level-properties text:space-before="2in" text:min-label-width="0.25in"/>
        <style:text-properties style:font-name="Symbol"/>
      </text:list-level-style-bullet>
    </text:list-style>
    <style:page-layout style:name="PL0">
      <style:page-layout-properties fo:page-width="8.268in" fo:page-height="11.693in" style:print-orientation="portrait" fo:margin-top="0.4916in" fo:margin-left="0.6895in" fo:margin-bottom="0.4916in" fo:margin-right="0.8847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979in"/>
      </style:header-style>
      <style:footer-style>
        <style:header-footer-properties style:dynamic-spacing="true" fo:min-height="0.0006in"/>
      </style:footer-style>
    </style:page-layout>
    <style:style style:name="P2" style:parent-style-name="Normalny" style:family="paragraph">
      <style:paragraph-properties fo:margin-bottom="0in">
        <style:tab-stops>
          <style:tab-stop style:type="right" style:position="6.6937in"/>
        </style:tab-stops>
      </style:paragraph-properties>
    </style:style>
    <style:style style:name="T3" style:parent-style-name="Domyślnaczcionkaakapitu" style:family="text">
      <style:text-properties fo:font-weight="bold" style:font-weight-asian="bold" fo:font-size="13pt" style:font-size-asian="13pt" style:font-size-complex="13pt"/>
    </style:style>
    <style:style style:name="T4" style:parent-style-name="Domyślnaczcionkaakapitu" style:family="text">
      <style:text-properties fo:font-size="13pt" style:font-size-asian="13pt" style:font-size-complex="13pt"/>
    </style:style>
    <style:style style:name="T5" style:parent-style-name="Domyślnaczcionkaakapitu" style:family="text">
      <style:text-properties fo:font-size="13pt" style:font-size-asian="13pt" style:font-size-complex="13pt"/>
    </style:style>
    <number:date-style style:name="N6" number:language="pl" number:country="PL">
      <number:day number:calendar="gregorian"/>
      <number:text> </number:text>
      <number:month number:textual="true" number:style="long" number:calendar="gregorian"/>
      <number:text> </number:text>
      <number:year number:style="long" number:calendar="gregorian"/>
    </number:date-style>
    <style:style style:name="P7" style:parent-style-name="Normalny" style:family="paragraph">
      <style:paragraph-properties fo:margin-bottom="0in"/>
      <style:text-properties fo:font-size="13pt" style:font-size-asian="13pt" style:font-size-complex="13pt"/>
    </style:style>
    <style:style style:name="P8" style:parent-style-name="Normalny" style:family="paragraph">
      <style:paragraph-properties fo:margin-bottom="0in"/>
      <style:text-properties fo:font-size="13pt" style:font-size-asian="13pt" style:font-size-complex="13pt"/>
    </style:style>
  </office:automatic-styles>
  <office:master-styles>
    <style:master-page style:name="MP0" style:page-layout-name="PL0">
      <style:header>
        <text:p text:style-name="P2"><text:span text:style-name="T3">Kamil Pek</text:span><text:span text:style-name="T4"><text:tab/>Łubiana,<text:s/></text:span><text:span text:style-name="T5"><text:date style:data-style-name="N6">9 maja 2015</text:date></text:span></text:p>
        <text:p text:style-name="P7">Uniwersytet Gdański</text:p>
        <text:p text:style-name="P8">Wydział Matematyki, Fizyki i Informatyki</text:p>
        <text:p text:style-name="Nagłówek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Kamil Pek</meta:initial-creator>
    <dc:creator>Kamil Pek</dc:creator>
    <meta:creation-date>2015-05-09T19:18:00Z</meta:creation-date>
    <dc:date>2015-05-09T19:18:00Z</dc:date>
    <meta:print-date>2015-04-25T18:52:00Z</meta:print-date>
    <meta:template xlink:href="Normal" xlink:type="simple"/>
    <meta:editing-cycles>2</meta:editing-cycles>
    <meta:editing-duration>PT60S</meta:editing-duration>
    <meta:document-statistic meta:page-count="2" meta:paragraph-count="6" meta:word-count="477" meta:character-count="3337" meta:row-count="23" meta:non-whitespace-character-count="2866"/>
  </office:meta>
</office:document-meta>
</file>